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/>
    <style:style style:name="T5_5" style:family="text">
      <style:text-properties fo:font-style="italic" style:font-style-asian="italic" style:font-style-complex="italic"/>
    </style:style>
    <style:style style:name="T5_6" style:family="text"/>
    <style:style style:name="T5_7" style:family="text">
      <style:text-properties fo:font-weight="bold" style:font-weight-asian="bold" style:font-weight-complex="bold"/>
    </style:style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>
      <style:text-properties fo:font-style="italic" style:font-style-asian="italic" style:font-style-complex="italic"/>
    </style:style>
    <style:style style:name="T5_14" style:family="text"/>
    <style:style style:name="T5_15" style:family="text">
      <style:text-properties fo:font-weight="bold" style:font-weight-asian="bold" style:font-weight-complex="bold"/>
    </style:style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>
      <style:text-properties fo:font-weight="bold" style:font-weight-asian="bold" style:font-weight-complex="bold"/>
    </style:style>
    <style:style style:name="T5_22" style:family="text"/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/>
    <style:style style:name="T9_6" style:family="text">
      <style:text-properties style:text-underline-style="solid" style:text-underline-color="font-color"/>
    </style:style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/>
    <style:style style:name="T17_5" style:family="text">
      <style:text-properties fo:font-style="italic" style:font-style-asian="italic" style:font-style-complex="italic"/>
    </style:style>
    <style:style style:name="T17_6" style:family="text"/>
    <style:style style:name="T17_7" style:family="text">
      <style:text-properties fo:font-weight="bold" style:font-weight-asian="bold" style:font-weight-complex="bold"/>
    </style:style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/>
    <style:style style:name="T36_5" style:family="text">
      <style:text-properties fo:font-style="italic" style:font-style-asian="italic" style:font-style-complex="italic"/>
    </style:style>
    <style:style style:name="T36_6" style:family="text"/>
    <style:style style:name="T36_7" style:family="text">
      <style:text-properties fo:font-weight="bold" style:font-weight-asian="bold" style:font-weight-complex="bold"/>
    </style:style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/>
    <style:style style:name="T46_5" style:family="text">
      <style:text-properties fo:font-style="italic" style:font-style-asian="italic" style:font-style-complex="italic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P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osa</text:span><text:span text:style-name="T1_2"><text:s/></text:span><text:span text:style-name="T1_3">aquí</text:span><text:span text:style-name="T1_4"><text:s/></text:span><text:span text:style-name="T1_5">la</text:span><text:span text:style-name="T1_6"><text:s/></text:span><text:span text:style-name="T1_7">capçalera</text:span><text:span text:style-name="T1_8"><text:s/></text:span><text:span text:style-name="T1_9">de</text:span><text:span text:style-name="T1_10"><text:s/></text:span><text:span text:style-name="T1_11">les</text:span><text:span text:style-name="T1_12"><text:s/></text:span><text:span text:style-name="T1_13">operacions</text:span><text:span text:style-name="T1_14"><text:s/></text:span><text:span text:style-name="T1_15">que</text:span><text:span text:style-name="T1_16"><text:s/></text:span><text:span text:style-name="T1_17">hagis</text:span><text:span text:style-name="T1_18"><text:s/></text:span><text:span text:style-name="T1_19">anat</text:span><text:span text:style-name="T1_20"><text:s/></text:span><text:span text:style-name="T1_21">realitzant</text:span><text:span text:style-name="T1_22"><text:s/></text:span><text:span text:style-name="T1_23">per</text:span><text:span text:style-name="T1_24"><text:s/></text:span><text:span text:style-name="T1_25">si</text:span><text:span text:style-name="T1_26"><text:s/></text:span><text:span text:style-name="T1_27">algú</text:span><text:span text:style-name="T1_28"><text:s/></text:span><text:span text:style-name="T1_29">les</text:span><text:span text:style-name="T1_30"><text:s/></text:span><text:span text:style-name="T1_31">pot</text:span><text:span text:style-name="T1_32"><text:s/></text:span><text:span text:style-name="T1_33">reutilitzar</text:span><text:span text:style-name="T1_34"><text:s/>(</text:span><text:span text:style-name="T1_35">així</text:span><text:span text:style-name="T1_36"><text:s/></text:span><text:span text:style-name="T1_37">no</text:span><text:span text:style-name="T1_38"><text:s/></text:span><text:span text:style-name="T1_39">farà</text:span><text:span text:style-name="T1_40"><text:s/></text:span><text:span text:style-name="T1_41">falta</text:span><text:span text:style-name="T1_42"><text:s/></text:span><text:span text:style-name="T1_43">que</text:span><text:span text:style-name="T1_44"><text:s/></text:span><text:span text:style-name="T1_45">les</text:span><text:span text:style-name="T1_46"><text:s/></text:span><text:span text:style-name="T1_47">inclogui</text:span><text:span text:style-name="T1_48"><text:s/></text:span><text:span text:style-name="T1_49">en</text:span><text:span text:style-name="T1_50"><text:s/></text:span><text:span text:style-name="T1_51">els</text:span><text:span text:style-name="T1_52"><text:s/></text:span><text:span text:style-name="T1_53">seus</text:span><text:span text:style-name="T1_54"><text:s/></text:span><text:span text:style-name="T1_55">diagrames</text:span><text:span text:style-name="T1_56">).<text:s/></text:span><text:span text:style-name="T1_57">Si</text:span><text:span text:style-name="T1_58"><text:s/></text:span><text:span text:style-name="T1_59">pots</text:span><text:span text:style-name="T1_60"><text:s/></text:span><text:span text:style-name="T1_61">també</text:span><text:span text:style-name="T1_62"><text:s/></text:span><text:span text:style-name="T1_63">inclou</text:span><text:span text:style-name="T1_64"><text:s/></text:span><text:span text:style-name="T1_65">una</text:span><text:span text:style-name="T1_66"><text:s/></text:span><text:span text:style-name="T1_67">descripció</text:span><text:span text:style-name="T1_68"><text:s/>+<text:s/></text:span><text:span text:style-name="T1_69">pre</text:span><text:span text:style-name="T1_70"><text:s/>+<text:s/></text:span><text:span text:style-name="T1_71">post</text:span></text:p>
      <text:p text:style-name="P2"/>
      <text:p text:style-name="P3"/>
      <text:p text:style-name="P4"><text:span text:style-name="T4_1">“</text:span><text:span text:style-name="T4_2">Aquesta</text:span><text:span text:style-name="T4_3"><text:s/></text:span><text:span text:style-name="T4_4">esta</text:span><text:span text:style-name="T4_5"><text:s/></text:span><text:span text:style-name="T4_6">mal</text:span><text:span text:style-name="T4_7"><text:s/></text:span><text:span text:style-name="T4_8">implementada</text:span><text:span text:style-name="T4_9"><text:s/></text:span><text:span text:style-name="T4_10">però</text:span><text:span text:style-name="T4_11"><text:s/></text:span><text:span text:style-name="T4_12">es</text:span><text:span text:style-name="T4_13"><text:s/></text:span><text:span text:style-name="T4_14">pot</text:span><text:span text:style-name="T4_15"><text:s/></text:span><text:span text:style-name="T4_16">canviar</text:span><text:span text:style-name="T4_17"><text:s/></text:span><text:span text:style-name="T4_18">amb</text:span><text:span text:style-name="T4_19"><text:s/></text:span><text:span text:style-name="T4_20">lo</text:span><text:span text:style-name="T4_21"><text:s/></text:span><text:span text:style-name="T4_22">que</text:span><text:span text:style-name="T4_23"><text:s/></text:span><text:span text:style-name="T4_24">tens</text:span><text:span text:style-name="T4_25"><text:s/></text:span><text:span text:style-name="T4_26">al</text:span><text:span text:style-name="T4_27"><text:s/></text:span><text:span text:style-name="T4_28">teu</text:span><text:span text:style-name="T4_29"><text:s/></text:span><text:span text:style-name="T4_30">diagrama</text:span><text:span text:style-name="T4_31">”</text:span></text:p>
      <text:p text:style-name="P5"><text:span text:style-name="T5_1">Partida</text:span><text:span text:style-name="T5_2">::</text:span><text:span text:style-name="T5_3">AssignaNombresACaselles</text:span><text:span text:style-name="T5_4">(</text:span><text:span text:style-name="T5_5">inout</text:span><text:span text:style-name="T5_6"><text:s/></text:span><text:span text:style-name="T5_7">sc</text:span><text:span text:style-name="T5_8">:<text:s/></text:span><text:span text:style-name="T5_9">Set</text:span><text:span text:style-name="T5_10">(</text:span><text:span text:style-name="T5_11">Casella</text:span><text:span text:style-name="T5_12">),<text:s/></text:span><text:span text:style-name="T5_13">in</text:span><text:span text:style-name="T5_14"><text:s/></text:span><text:span text:style-name="T5_15">cn</text:span><text:span text:style-name="T5_16">:<text:s/></text:span><text:span text:style-name="T5_17">Set</text:span><text:span text:style-name="T5_18">(</text:span><text:span text:style-name="T5_19">Integer</text:span><text:span text:style-name="T5_20">),</text:span><text:span text:style-name="T5_21">n</text:span><text:span text:style-name="T5_22"><text:s/>:<text:s/></text:span><text:span text:style-name="T5_23">Integer</text:span><text:span text:style-name="T5_24">)</text:span></text:p>
      <text:p text:style-name="P6"><text:span text:style-name="T6_1">Pre</text:span><text:span text:style-name="T6_2">:</text:span><text:span text:style-name="T6_3"><text:s/></text:span><text:span text:style-name="T6_4">tota</text:span><text:span text:style-name="T6_5"><text:s/></text:span><text:span text:style-name="T6_6">casella</text:span><text:span text:style-name="T6_7"><text:s/></text:span><text:span text:style-name="T6_8">c</text:span><text:span text:style-name="T6_9"><text:s/></text:span><text:span text:style-name="T6_10">en</text:span><text:span text:style-name="T6_11"><text:s/></text:span><text:span text:style-name="T6_12">sc</text:span><text:span text:style-name="T6_13"><text:s/></text:span><text:span text:style-name="T6_14">compleix</text:span><text:span text:style-name="T6_15">:<text:s/>!</text:span><text:span text:style-name="T6_16">c</text:span><text:span text:style-name="T6_17">.</text:span><text:span text:style-name="T6_18">teNombre</text:span><text:span text:style-name="T6_19">()<text:s/>;<text:s/></text:span><text:span text:style-name="T6_20">n</text:span><text:span text:style-name="T6_21"><text:s/>&lt;<text:s/>|</text:span><text:span text:style-name="T6_22">sc</text:span><text:span text:style-name="T6_23">|<text:s/>;<text:s/>|</text:span><text:span text:style-name="T6_24">cn</text:span><text:span text:style-name="T6_25">|<text:s/>&gt;<text:s/>0</text:span></text:p>
      <text:p text:style-name="P7"><text:span text:style-name="T7_1">Post</text:span><text:span text:style-name="T7_2">:<text:s/></text:span><text:span text:style-name="T7_3">S</text:span><text:span text:style-name="T7_4">’</text:span><text:span text:style-name="T7_5">assignen</text:span><text:span text:style-name="T7_6"><text:s/></text:span><text:span text:style-name="T7_7">a</text:span><text:span text:style-name="T7_8"><text:s/></text:span><text:span text:style-name="T7_9">n</text:span><text:span text:style-name="T7_10"><text:s/></text:span><text:span text:style-name="T7_11">caselles</text:span><text:span text:style-name="T7_12"><text:s/></text:span><text:span text:style-name="T7_13">triades</text:span><text:span text:style-name="T7_14"><text:s/></text:span><text:span text:style-name="T7_15">aleatóriament</text:span><text:span text:style-name="T7_16"><text:s/></text:span><text:span text:style-name="T7_17">del</text:span><text:span text:style-name="T7_18"><text:s/></text:span><text:span text:style-name="T7_19">conjunt</text:span><text:span text:style-name="T7_20"><text:s/></text:span><text:span text:style-name="T7_21">sc</text:span><text:span text:style-name="T7_22"><text:s/></text:span><text:span text:style-name="T7_23">un</text:span><text:span text:style-name="T7_24"><text:s/></text:span><text:span text:style-name="T7_25">nombre</text:span><text:span text:style-name="T7_26"><text:s/></text:span><text:span text:style-name="T7_27">aleatori</text:span><text:span text:style-name="T7_28"><text:s/></text:span><text:span text:style-name="T7_29">triat</text:span><text:span text:style-name="T7_30"><text:s/></text:span><text:span text:style-name="T7_31">del</text:span><text:span text:style-name="T7_32"><text:s/></text:span><text:span text:style-name="T7_33">conjunt</text:span><text:span text:style-name="T7_34"><text:s/></text:span><text:span text:style-name="T7_35">cn</text:span></text:p>
      <text:p text:style-name="P8"><text:span text:style-name="T8_1">Descripció</text:span><text:span text:style-name="T8_2">:</text:span><text:span text:style-name="T8_3"><text:s/></text:span><text:span text:style-name="T8_4">Tria</text:span><text:span text:style-name="T8_5"><text:s/></text:span><text:span text:style-name="T8_6">d</text:span><text:span text:style-name="T8_7">’</text:span><text:span text:style-name="T8_8">entre</text:span><text:span text:style-name="T8_9"><text:s/></text:span><text:span text:style-name="T8_10">les</text:span><text:span text:style-name="T8_11"><text:s/></text:span><text:span text:style-name="T8_12">caselles</text:span><text:span text:style-name="T8_13"><text:s/></text:span><text:span text:style-name="T8_14">donades</text:span><text:span text:style-name="T8_15"><text:s/></text:span><text:span text:style-name="T8_16">un</text:span><text:span text:style-name="T8_17"><text:s/></text:span><text:span text:style-name="T8_18">nombre</text:span><text:span text:style-name="T8_19"><text:s/>(</text:span><text:span text:style-name="T8_20">definit</text:span><text:span text:style-name="T8_21"><text:s/></text:span><text:span text:style-name="T8_22">pel</text:span><text:span text:style-name="T8_23"><text:s/></text:span><text:span text:style-name="T8_24">paràmetre</text:span><text:span text:style-name="T8_25"><text:s/></text:span><text:span text:style-name="T8_26">n</text:span><text:span text:style-name="T8_27">)<text:s/></text:span><text:span text:style-name="T8_28">i</text:span><text:span text:style-name="T8_29"><text:s/></text:span><text:span text:style-name="T8_30">a</text:span><text:span text:style-name="T8_31"><text:s/></text:span><text:span text:style-name="T8_32">aquesta</text:span><text:span text:style-name="T8_33"><text:s/></text:span><text:span text:style-name="T8_34">selecció</text:span><text:span text:style-name="T8_35"><text:s/></text:span><text:span text:style-name="T8_36">de</text:span><text:span text:style-name="T8_37"><text:s/></text:span><text:span text:style-name="T8_38">caselles</text:span><text:span text:style-name="T8_39"><text:s/></text:span><text:span text:style-name="T8_40">se</text:span><text:span text:style-name="T8_41"><text:s/></text:span><text:span text:style-name="T8_42">li</text:span><text:span text:style-name="T8_43"><text:s/></text:span><text:span text:style-name="T8_44">assigna</text:span><text:span text:style-name="T8_45"><text:s/></text:span><text:span text:style-name="T8_46">l</text:span><text:span text:style-name="T8_47">’</text:span><text:span text:style-name="T8_48">atribut</text:span><text:span text:style-name="T8_49"><text:s/>“</text:span><text:span text:style-name="T8_50">numero</text:span><text:span text:style-name="T8_51">”.<text:s/></text:span><text:span text:style-name="T8_52">El</text:span><text:span text:style-name="T8_53"><text:s/></text:span><text:span text:style-name="T8_54">valor</text:span><text:span text:style-name="T8_55"><text:s/></text:span><text:span text:style-name="T8_56">assignat</text:span><text:span text:style-name="T8_57"><text:s/></text:span><text:span text:style-name="T8_58">és</text:span><text:span text:style-name="T8_59"><text:s/></text:span><text:span text:style-name="T8_60">triat</text:span><text:span text:style-name="T8_61"><text:s text:c="2"/></text:span><text:span text:style-name="T8_62">aleatóriament</text:span><text:span text:style-name="T8_63"><text:s/></text:span><text:span text:style-name="T8_64">dins</text:span><text:span text:style-name="T8_65"><text:s/></text:span><text:span text:style-name="T8_66">del</text:span><text:span text:style-name="T8_67"><text:s/></text:span><text:span text:style-name="T8_68">conjunt</text:span><text:span text:style-name="T8_69"><text:s/>“</text:span><text:span text:style-name="T8_70">cn</text:span><text:span text:style-name="T8_71">”</text:span></text:p>
      <text:p text:style-name="P9"><text:span text:style-name="T9_1">Utilitzar</text:span><text:span text:style-name="T9_2"><text:s/></text:span><text:span text:style-name="T9_3">per</text:span><text:span text:style-name="T9_4">:</text:span><text:span text:style-name="T9_5"><text:s/></text:span><text:span text:style-name="T9_6">preparaSegüentMoviment</text:span><text:span text:style-name="T9_7">:<text:s/></text:span><text:span text:style-name="T9_8">S</text:span><text:span text:style-name="T9_9">’</text:span><text:span text:style-name="T9_10">haurà</text:span><text:span text:style-name="T9_11"><text:s/></text:span><text:span text:style-name="T9_12">d</text:span><text:span text:style-name="T9_13">’</text:span><text:span text:style-name="T9_14">invocar</text:span><text:span text:style-name="T9_15"><text:s/></text:span><text:span text:style-name="T9_16">la</text:span><text:span text:style-name="T9_17"><text:s/></text:span><text:span text:style-name="T9_18">operació</text:span><text:span text:style-name="T9_19"><text:s/></text:span><text:span text:style-name="T9_20">amb</text:span><text:span text:style-name="T9_21"><text:s/></text:span><text:span text:style-name="T9_22">els</text:span><text:span text:style-name="T9_23"><text:s/></text:span><text:span text:style-name="T9_24">paràmetres</text:span><text:span text:style-name="T9_25">:</text:span></text:p>
      <text:p text:style-name="P10"><text:span text:style-name="T10_1">sc</text:span><text:span text:style-name="T10_2">:<text:s/></text:span><text:span text:style-name="T10_3">CasellesSenseNumero</text:span></text:p>
      <text:p text:style-name="P11"><text:span text:style-name="T11_1">cn</text:span><text:span text:style-name="T11_2">:<text:s/></text:span><text:span text:style-name="T11_3">PossiblesNombres</text:span><text:span text:style-name="T11_4">(</text:span><text:span text:style-name="T11_5">conjunt</text:span><text:span text:style-name="T11_6"><text:s/></text:span><text:span text:style-name="T11_7">amb</text:span><text:span text:style-name="T11_8"><text:s/></text:span><text:span text:style-name="T11_9">els</text:span><text:span text:style-name="T11_10"><text:s/></text:span><text:span text:style-name="T11_11">elements</text:span><text:span text:style-name="T11_12"><text:s/>{2,4})</text:span></text:p>
      <text:p text:style-name="P12"><text:span text:style-name="T12_1">n</text:span><text:span text:style-name="T12_2">:<text:s/>1</text:span></text:p>
      <text:p text:style-name="P13"><text:span text:style-name="T13_1">Localització</text:span><text:span text:style-name="T13_2">:</text:span><text:span text:style-name="T13_3"><text:s/></text:span><text:span text:style-name="T13_4">CrearPartida</text:span><text:span text:style-name="T13_5">/</text:span><text:span text:style-name="T13_6">CrearCaselles</text:span><text:span text:style-name="T13_7">/</text:span><text:span text:style-name="T13_8">CrearCaselles</text:span><text:span text:style-name="T13_9">.</text:span><text:span text:style-name="T13_10">pdf</text:span></text:p>
      <text:p text:style-name="P14"/>
      <text:p text:style-name="P15"/>
      <text:p text:style-name="P16"/>
      <text:p text:style-name="P17"><text:span text:style-name="T17_1">Partida</text:span><text:span text:style-name="T17_2">::</text:span><text:span text:style-name="T17_3">getCasellesSenseNombre</text:span><text:span text:style-name="T17_4">(</text:span><text:span text:style-name="T17_5">in</text:span><text:span text:style-name="T17_6"><text:s/></text:span><text:span text:style-name="T17_7">sc</text:span><text:span text:style-name="T17_8">:<text:s/></text:span><text:span text:style-name="T17_9">Set</text:span><text:span text:style-name="T17_10">(</text:span><text:span text:style-name="T17_11">Casella</text:span><text:span text:style-name="T17_12">))<text:s/>:<text:s/></text:span><text:span text:style-name="T17_13">Set</text:span><text:span text:style-name="T17_14">(</text:span><text:span text:style-name="T17_15">Casella</text:span><text:span text:style-name="T17_16">)</text:span></text:p>
      <text:p text:style-name="P18"><text:span text:style-name="T18_1">Pre</text:span><text:span text:style-name="T18_2">:<text:s/></text:span><text:span text:style-name="T18_3">Cert</text:span></text:p>
      <text:p text:style-name="P19"><text:span text:style-name="T19_1">Post</text:span><text:span text:style-name="T19_2">:</text:span><text:span text:style-name="T19_3"><text:s/></text:span><text:span text:style-name="T19_4">Es</text:span><text:span text:style-name="T19_5"><text:s/></text:span><text:span text:style-name="T19_6">retornen</text:span><text:span text:style-name="T19_7"><text:s/></text:span><text:span text:style-name="T19_8">les</text:span><text:span text:style-name="T19_9"><text:s/></text:span><text:span text:style-name="T19_10">caselles</text:span><text:span text:style-name="T19_11"><text:s/></text:span><text:span text:style-name="T19_12">c</text:span><text:span text:style-name="T19_13"><text:s/></text:span><text:span text:style-name="T19_14">de</text:span><text:span text:style-name="T19_15"><text:s/></text:span><text:span text:style-name="T19_16">sc</text:span><text:span text:style-name="T19_17"><text:s/></text:span><text:span text:style-name="T19_18">que</text:span><text:span text:style-name="T19_19"><text:s/></text:span><text:span text:style-name="T19_20">compleixen</text:span><text:span text:style-name="T19_21">:<text:s/>!</text:span><text:span text:style-name="T19_22">c</text:span><text:span text:style-name="T19_23">.</text:span><text:span text:style-name="T19_24">teNombre</text:span><text:span text:style-name="T19_25">()</text:span></text:p>
      <text:p text:style-name="P20"><text:span text:style-name="T20_1">Descripció</text:span><text:span text:style-name="T20_2">:</text:span><text:span text:style-name="T20_3"><text:s/></text:span><text:span text:style-name="T20_4">Selecciona</text:span><text:span text:style-name="T20_5"><text:s/></text:span><text:span text:style-name="T20_6">les</text:span><text:span text:style-name="T20_7"><text:s/></text:span><text:span text:style-name="T20_8">caselles</text:span><text:span text:style-name="T20_9"><text:s/></text:span><text:span text:style-name="T20_10">que</text:span><text:span text:style-name="T20_11"><text:s/></text:span><text:span text:style-name="T20_12">no</text:span><text:span text:style-name="T20_13"><text:s/></text:span><text:span text:style-name="T20_14">ténen</text:span><text:span text:style-name="T20_15"><text:s/></text:span><text:span text:style-name="T20_16">cap</text:span><text:span text:style-name="T20_17"><text:s/></text:span><text:span text:style-name="T20_18">nombre</text:span><text:span text:style-name="T20_19"><text:s/></text:span><text:span text:style-name="T20_20">assignat</text:span></text:p>
      <text:p text:style-name="P21"><text:span text:style-name="T21_1">Utilitzar</text:span><text:span text:style-name="T21_2"><text:s/></text:span><text:span text:style-name="T21_3">per</text:span><text:span text:style-name="T21_4">:</text:span></text:p>
      <text:p text:style-name="P22"><text:span text:style-name="T22_1">-</text:span><text:span text:style-name="T22_2">CasellesLliures</text:span><text:span text:style-name="T22_3">:<text:s/></text:span><text:span text:style-name="T22_4">ja</text:span><text:span text:style-name="T22_5"><text:s/></text:span><text:span text:style-name="T22_6">que</text:span><text:span text:style-name="T22_7"><text:s/></text:span><text:span text:style-name="T22_8">Les</text:span><text:span text:style-name="T22_9"><text:s/></text:span><text:span text:style-name="T22_10">caselles</text:span><text:span text:style-name="T22_11"><text:s/></text:span><text:span text:style-name="T22_12">lliures</text:span><text:span text:style-name="T22_13"><text:s/></text:span><text:span text:style-name="T22_14">són</text:span><text:span text:style-name="T22_15"><text:s/></text:span><text:span text:style-name="T22_16">les</text:span><text:span text:style-name="T22_17"><text:s/></text:span><text:span text:style-name="T22_18">que</text:span><text:span text:style-name="T22_19"><text:s/></text:span><text:span text:style-name="T22_20">no</text:span><text:span text:style-name="T22_21"><text:s/></text:span><text:span text:style-name="T22_22">tenen</text:span><text:span text:style-name="T22_23"><text:s/></text:span><text:span text:style-name="T22_24">nombre</text:span></text:p>
      <text:p text:style-name="P23"><text:span text:style-name="T23_1">-</text:span><text:span text:style-name="T23_2">CasellesAmbNumero</text:span><text:span text:style-name="T23_3">:<text:s/></text:span><text:span text:style-name="T23_4">Es</text:span><text:span text:style-name="T23_5"><text:s/></text:span><text:span text:style-name="T23_6">pot</text:span><text:span text:style-name="T23_7"><text:s/></text:span><text:span text:style-name="T23_8">derivar</text:span><text:span text:style-name="T23_9"><text:s/></text:span><text:span text:style-name="T23_10">aquesta</text:span><text:span text:style-name="T23_11"><text:s/></text:span><text:span text:style-name="T23_12">operació</text:span><text:span text:style-name="T23_13"><text:s/></text:span><text:span text:style-name="T23_14">si</text:span><text:span text:style-name="T23_15"><text:s/></text:span><text:span text:style-name="T23_16">fem</text:span><text:span text:style-name="T23_17">:<text:s/><text:line-break/></text:span><text:span text:style-name="T23_18">CasellesAmbNumero</text:span><text:span text:style-name="T23_19"><text:s/>=<text:s/></text:span><text:span text:style-name="T23_20">TotesLesCaselles</text:span><text:span text:style-name="T23_21"><text:s/>-<text:s/></text:span><text:span text:style-name="T23_22">getCasellesSenseNombre</text:span></text:p>
      <text:p text:style-name="P24"><text:span text:style-name="T24_1">-</text:span><text:span text:style-name="T24_2">ComprovaPartidaPerduda</text:span><text:span text:style-name="T24_3">:<text:s/></text:span><text:span text:style-name="T24_4">es</text:span><text:span text:style-name="T24_5"><text:s/></text:span><text:span text:style-name="T24_6">pot</text:span><text:span text:style-name="T24_7"><text:s/></text:span><text:span text:style-name="T24_8">derivar</text:span><text:span text:style-name="T24_9"><text:s/></text:span><text:span text:style-name="T24_10">també</text:span><text:span text:style-name="T24_11"><text:s/>(</text:span><text:span text:style-name="T24_12">casellesSenseNombre</text:span><text:span text:style-name="T24_13">.</text:span><text:span text:style-name="T24_14">nb</text:span><text:span text:style-name="T24_15">()<text:s/>==<text:s/>0<text:s/>-&gt;<text:s/></text:span><text:span text:style-name="T24_16">caplliure</text:span><text:span text:style-name="T24_17">)</text:span></text:p>
      <text:p text:style-name="P25"><text:span text:style-name="T25_1">-</text:span><text:span text:style-name="T25_2">PreparaSegüentMoviment</text:span><text:span text:style-name="T25_3">:<text:s/></text:span><text:span text:style-name="T25_4">Fa</text:span><text:span text:style-name="T25_5"><text:s/></text:span><text:span text:style-name="T25_6">falta</text:span><text:span text:style-name="T25_7"><text:s/></text:span><text:span text:style-name="T25_8">obtenri</text:span><text:span text:style-name="T25_9"><text:s/></text:span><text:span text:style-name="T25_10">les</text:span><text:span text:style-name="T25_11"><text:s/></text:span><text:span text:style-name="T25_12">caselles</text:span><text:span text:style-name="T25_13"><text:s/></text:span><text:span text:style-name="T25_14">sense</text:span><text:span text:style-name="T25_15"><text:s/></text:span><text:span text:style-name="T25_16">nombre</text:span><text:span text:style-name="T25_17"><text:s/></text:span><text:span text:style-name="T25_18">per</text:span><text:span text:style-name="T25_19"><text:s/></text:span><text:span text:style-name="T25_20">assignar</text:span><text:span text:style-name="T25_21">-</text:span><text:span text:style-name="T25_22">li</text:span><text:span text:style-name="T25_23">’</text:span><text:span text:style-name="T25_24">s</text:span><text:span text:style-name="T25_25"><text:s/></text:span><text:span text:style-name="T25_26">un</text:span><text:span text:style-name="T25_27"><text:s/></text:span><text:span text:style-name="T25_28">nou</text:span><text:span text:style-name="T25_29"><text:s/></text:span><text:span text:style-name="T25_30">numero</text:span></text:p>
      <text:p text:style-name="P26"><text:span text:style-name="T26_1">Localització</text:span><text:span text:style-name="T26_2">:</text:span><text:span text:style-name="T26_3"><text:s/></text:span><text:span text:style-name="T26_4">CrearPartida</text:span><text:span text:style-name="T26_5">/</text:span><text:span text:style-name="T26_6">CrearCaselles</text:span><text:span text:style-name="T26_7">/</text:span><text:span text:style-name="T26_8">CrearCaselles</text:span><text:span text:style-name="T26_9">.</text:span><text:span text:style-name="T26_10">pdf</text:span><text:span text:style-name="T26_11"><text:s/>(</text:span><text:span text:style-name="T26_12">encara</text:span><text:span text:style-name="T26_13"><text:s/></text:span><text:span text:style-name="T26_14">que</text:span><text:span text:style-name="T26_15"><text:s/></text:span><text:span text:style-name="T26_16">no</text:span><text:span text:style-name="T26_17"><text:s/></text:span><text:span text:style-name="T26_18">es</text:span><text:span text:style-name="T26_19"><text:s/></text:span><text:span text:style-name="T26_20">fa</text:span><text:span text:style-name="T26_21"><text:s/></text:span><text:span text:style-name="T26_22">servir</text:span><text:span text:style-name="T26_23"><text:s/></text:span><text:span text:style-name="T26_24">en</text:span><text:span text:style-name="T26_25"><text:s/></text:span><text:span text:style-name="T26_26">tot</text:span><text:span text:style-name="T26_27"><text:s/></text:span><text:span text:style-name="T26_28">el</text:span><text:span text:style-name="T26_29"><text:s/></text:span><text:span text:style-name="T26_30">diagrama</text:span><text:span text:style-name="T26_31">)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6_1">Partida</text:span><text:span text:style-name="T36_2">::</text:span><text:span text:style-name="T36_3">getCasellesAmbNombre</text:span><text:span text:style-name="T36_4">(</text:span><text:span text:style-name="T36_5">in</text:span><text:span text:style-name="T36_6"><text:s/></text:span><text:span text:style-name="T36_7">sc</text:span><text:span text:style-name="T36_8">:<text:s/></text:span><text:span text:style-name="T36_9">Set</text:span><text:span text:style-name="T36_10">(</text:span><text:span text:style-name="T36_11">Casella</text:span><text:span text:style-name="T36_12">))<text:s/>:<text:s/></text:span><text:span text:style-name="T36_13">Set</text:span><text:span text:style-name="T36_14">(</text:span><text:span text:style-name="T36_15">Casella</text:span><text:span text:style-name="T36_16">)</text:span></text:p>
      <text:p text:style-name="P37"><text:span text:style-name="T37_1">Pre</text:span><text:span text:style-name="T37_2">:<text:s/></text:span><text:span text:style-name="T37_3">Cert</text:span></text:p>
      <text:p text:style-name="P38"><text:span text:style-name="T38_1">Post</text:span><text:span text:style-name="T38_2">:</text:span><text:span text:style-name="T38_3"><text:s/></text:span><text:span text:style-name="T38_4">Es</text:span><text:span text:style-name="T38_5"><text:s/></text:span><text:span text:style-name="T38_6">retornen</text:span><text:span text:style-name="T38_7"><text:s/></text:span><text:span text:style-name="T38_8">les</text:span><text:span text:style-name="T38_9"><text:s/></text:span><text:span text:style-name="T38_10">caselles</text:span><text:span text:style-name="T38_11"><text:s/></text:span><text:span text:style-name="T38_12">c</text:span><text:span text:style-name="T38_13"><text:s/></text:span><text:span text:style-name="T38_14">de</text:span><text:span text:style-name="T38_15"><text:s/></text:span><text:span text:style-name="T38_16">sc</text:span><text:span text:style-name="T38_17"><text:s/></text:span><text:span text:style-name="T38_18">que</text:span><text:span text:style-name="T38_19"><text:s/></text:span><text:span text:style-name="T38_20">compleixen</text:span><text:span text:style-name="T38_21">:<text:s/></text:span><text:span text:style-name="T38_22">c</text:span><text:span text:style-name="T38_23">.</text:span><text:span text:style-name="T38_24">teNombre</text:span><text:span text:style-name="T38_25">()</text:span></text:p>
      <text:p text:style-name="P39"><text:span text:style-name="T39_1">Descripció</text:span><text:span text:style-name="T39_2">:</text:span><text:span text:style-name="T39_3"><text:s/></text:span><text:span text:style-name="T39_4">Selecciona</text:span><text:span text:style-name="T39_5"><text:s/></text:span><text:span text:style-name="T39_6">les</text:span><text:span text:style-name="T39_7"><text:s/></text:span><text:span text:style-name="T39_8">caselles</text:span><text:span text:style-name="T39_9"><text:s/></text:span><text:span text:style-name="T39_10">que</text:span><text:span text:style-name="T39_11"><text:s/></text:span><text:span text:style-name="T39_12">ténen</text:span><text:span text:style-name="T39_13"><text:s/></text:span><text:span text:style-name="T39_14">un</text:span><text:span text:style-name="T39_15"><text:s/></text:span><text:span text:style-name="T39_16">nombre</text:span><text:span text:style-name="T39_17"><text:s/></text:span><text:span text:style-name="T39_18">assignat</text:span></text:p>
      <text:p text:style-name="P40"><text:span text:style-name="T40_1">Utilitzar</text:span><text:span text:style-name="T40_2"><text:s/></text:span><text:span text:style-name="T40_3">per</text:span><text:span text:style-name="T40_4">:</text:span></text:p>
      <text:p text:style-name="P41"><text:span text:style-name="T41_1">-</text:span><text:span text:style-name="T41_2">GetInfo</text:span><text:span text:style-name="T41_3">:<text:s/></text:span><text:span text:style-name="T41_4">Per</text:span><text:span text:style-name="T41_5"><text:s/></text:span><text:span text:style-name="T41_6">tal</text:span><text:span text:style-name="T41_7"><text:s/></text:span><text:span text:style-name="T41_8">de</text:span><text:span text:style-name="T41_9"><text:s/></text:span><text:span text:style-name="T41_10">preparar</text:span><text:span text:style-name="T41_11"><text:s/></text:span><text:span text:style-name="T41_12">el</text:span><text:span text:style-name="T41_13"><text:s/></text:span><text:span text:style-name="T41_14">retorn</text:span><text:span text:style-name="T41_15"><text:s/></text:span><text:span text:style-name="T41_16">de</text:span><text:span text:style-name="T41_17"><text:s/></text:span><text:span text:style-name="T41_18">ferMoviment</text:span><text:span text:style-name="T41_19"><text:s/></text:span><text:span text:style-name="T41_20">i</text:span><text:span text:style-name="T41_21"><text:s/></text:span><text:span text:style-name="T41_22">de</text:span><text:span text:style-name="T41_23"><text:s/></text:span><text:span text:style-name="T41_24">CrearPartida</text:span><text:span text:style-name="T41_25">,<text:s/></text:span><text:span text:style-name="T41_26">ja</text:span><text:span text:style-name="T41_27"><text:s/></text:span><text:span text:style-name="T41_28">que</text:span><text:span text:style-name="T41_29"><text:s/></text:span><text:span text:style-name="T41_30">només</text:span><text:span text:style-name="T41_31"><text:s/></text:span><text:span text:style-name="T41_32">es</text:span><text:span text:style-name="T41_33"><text:s/></text:span><text:span text:style-name="T41_34">necessita</text:span><text:span text:style-name="T41_35"><text:s/></text:span><text:span text:style-name="T41_36">informació</text:span><text:span text:style-name="T41_37"><text:s/></text:span><text:span text:style-name="T41_38">de</text:span><text:span text:style-name="T41_39"><text:s/></text:span><text:span text:style-name="T41_40">les</text:span><text:span text:style-name="T41_41"><text:s/></text:span><text:span text:style-name="T41_42">caselles</text:span><text:span text:style-name="T41_43"><text:s/></text:span><text:span text:style-name="T41_44">amb</text:span><text:span text:style-name="T41_45"><text:s/></text:span><text:span text:style-name="T41_46">número</text:span></text:p>
      <text:p text:style-name="P42"><text:span text:style-name="T42_1">-</text:span><text:span text:style-name="T42_2">ComprovaPartidaPerduda</text:span><text:span text:style-name="T42_3">:<text:s/></text:span><text:span text:style-name="T42_4">es</text:span><text:span text:style-name="T42_5"><text:s/></text:span><text:span text:style-name="T42_6">pot</text:span><text:span text:style-name="T42_7"><text:s/></text:span><text:span text:style-name="T42_8">derivar</text:span><text:span text:style-name="T42_9"><text:s/></text:span><text:span text:style-name="T42_10">també</text:span><text:span text:style-name="T42_11"><text:s/>(</text:span><text:span text:style-name="T42_12">casellesSenseNombre</text:span><text:span text:style-name="T42_13">.</text:span><text:span text:style-name="T42_14">nb</text:span><text:span text:style-name="T42_15">()<text:s/>==<text:s/>0<text:s/>-&gt;<text:s/></text:span><text:span text:style-name="T42_16">caplliure</text:span><text:span text:style-name="T42_17">)</text:span></text:p>
      <text:p text:style-name="P43"><text:span text:style-name="T43_1">Localització</text:span><text:span text:style-name="T43_2">:</text:span><text:span text:style-name="T43_3"><text:s/></text:span><text:span text:style-name="T43_4">CrearPartida</text:span><text:span text:style-name="T43_5">/</text:span><text:span text:style-name="T43_6">CrearCaselles</text:span><text:span text:style-name="T43_7">/</text:span><text:span text:style-name="T43_8">CrearCaselles</text:span><text:span text:style-name="T43_9">.</text:span><text:span text:style-name="T43_10">pdf</text:span></text:p>
      <text:p text:style-name="P44"/>
      <text:p text:style-name="P45"/>
      <text:p text:style-name="P46"><text:span text:style-name="T46_1">Partida</text:span><text:span text:style-name="T46_2">::</text:span><text:span text:style-name="T46_3">getInfoCaselles</text:span><text:span text:style-name="T46_4">()</text:span><text:span text:style-name="T46_5">:</text:span><text:span text:style-name="T46_6">Set</text:span><text:span text:style-name="T46_7">(</text:span><text:span text:style-name="T46_8">TupleType</text:span><text:span text:style-name="T46_9">(</text:span><text:span text:style-name="T46_10">fila</text:span><text:span text:style-name="T46_11">:<text:s/></text:span><text:span text:style-name="T46_12">integer</text:span><text:span text:style-name="T46_13">,<text:s/></text:span><text:span text:style-name="T46_14">columna</text:span><text:span text:style-name="T46_15"><text:s/>:<text:s/></text:span><text:span text:style-name="T46_16">integer</text:span><text:span text:style-name="T46_17">,<text:s/></text:span><text:span text:style-name="T46_18">numero</text:span><text:span text:style-name="T46_19">:<text:s/></text:span><text:span text:style-name="T46_20">integer</text:span><text:span text:style-name="T46_21">))</text:span></text:p>
      <text:p text:style-name="P47"><text:span text:style-name="T47_1">Pre</text:span><text:span text:style-name="T47_2">:<text:s/></text:span><text:span text:style-name="T47_3">Cert</text:span></text:p>
      <text:p text:style-name="P48"><text:span text:style-name="T48_1">Post</text:span><text:span text:style-name="T48_2">:</text:span><text:span text:style-name="T48_3"><text:s/></text:span><text:span text:style-name="T48_4">Es</text:span><text:span text:style-name="T48_5"><text:s/></text:span><text:span text:style-name="T48_6">retorna</text:span><text:span text:style-name="T48_7"><text:s/></text:span><text:span text:style-name="T48_8">la</text:span><text:span text:style-name="T48_9"><text:s/></text:span><text:span text:style-name="T48_10">informació</text:span><text:span text:style-name="T48_11"><text:s/></text:span><text:span text:style-name="T48_12">de</text:span><text:span text:style-name="T48_13"><text:s/></text:span><text:span text:style-name="T48_14">caselles</text:span><text:span text:style-name="T48_15"><text:s/></text:span><text:span text:style-name="T48_16">c</text:span><text:span text:style-name="T48_17"><text:s/></text:span><text:span text:style-name="T48_18">de</text:span><text:span text:style-name="T48_19"><text:s/></text:span><text:span text:style-name="T48_20">sc</text:span><text:span text:style-name="T48_21"><text:s/></text:span><text:span text:style-name="T48_22">que</text:span><text:span text:style-name="T48_23"><text:s/></text:span><text:span text:style-name="T48_24">compleixen</text:span><text:span text:style-name="T48_25">:<text:s/></text:span><text:span text:style-name="T48_26">c</text:span><text:span text:style-name="T48_27">.</text:span><text:span text:style-name="T48_28">teNombre</text:span><text:span text:style-name="T48_29">()</text:span></text:p>
      <text:p text:style-name="P49"><text:span text:style-name="T49_1">Descripció</text:span><text:span text:style-name="T49_2">:</text:span><text:span text:style-name="T49_3"><text:s/>-</text:span></text:p>
      <text:p text:style-name="P50"><text:span text:style-name="T50_1">Utilitzar</text:span><text:span text:style-name="T50_2"><text:s/></text:span><text:span text:style-name="T50_3">per</text:span><text:span text:style-name="T50_4">:</text:span></text:p>
      <text:p text:style-name="P51"><text:span text:style-name="T51_1">-</text:span><text:span text:style-name="T51_2">El</text:span><text:span text:style-name="T51_3"><text:s/></text:span><text:span text:style-name="T51_4">retorn</text:span><text:span text:style-name="T51_5"><text:s/></text:span><text:span text:style-name="T51_6">de</text:span><text:span text:style-name="T51_7"><text:s/></text:span><text:span text:style-name="T51_8">fermoviment</text:span><text:span text:style-name="T51_9"><text:s/></text:span><text:span text:style-name="T51_10">i</text:span><text:span text:style-name="T51_11"><text:s/></text:span><text:span text:style-name="T51_12">de</text:span><text:span text:style-name="T51_13"><text:s/></text:span><text:span text:style-name="T51_14">crearpartida</text:span></text:p>
      <text:p text:style-name="P52"><text:span text:style-name="T52_1">Localització</text:span><text:span text:style-name="T52_2">:</text:span><text:span text:style-name="T52_3"><text:s/></text:span><text:span text:style-name="T52_4">docx</text:span><text:span text:style-name="T52_5"><text:s/></text:span><text:span text:style-name="T52_6">de</text:span><text:span text:style-name="T52_7"><text:s/></text:span><text:span text:style-name="T52_8">l</text:span><text:span text:style-name="T52_9">’</text:span><text:span text:style-name="T52_10">arrel</text:span><text:span text:style-name="T52_11"><text:s/>“</text:span><text:span text:style-name="T52_12">casos</text:span><text:span text:style-name="T52_13"><text:s/></text:span><text:span text:style-name="T52_14">d</text:span><text:span text:style-name="T52_15">’</text:span><text:span text:style-name="T52_16">ús</text:span><text:span text:style-name="T52_17">…”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